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838cm" fo:margin-left="-0.012cm" table:align="left"/>
    </style:style>
    <style:style style:name="Table1.A" style:family="table-column">
      <style:table-column-properties style:column-width="5.711cm"/>
    </style:style>
    <style:style style:name="Table1.B" style:family="table-column">
      <style:table-column-properties style:column-width="12.127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8" style:family="table-row">
      <style:table-row-properties style:min-row-height="1.538cm"/>
    </style:style>
    <style:style style:name="Table1.A8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12" style:family="table-row">
      <style:table-row-properties style:min-row-height="1.161cm"/>
    </style:style>
    <style:style style:name="Table1.31" style:family="table-row">
      <style:table-row-properties style:min-row-height="1.162cm"/>
    </style:style>
    <style:style style:name="P1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2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3" style:family="paragraph" style:parent-style-name="Text_20_body">
      <style:text-properties style:font-name="Liberation Serif" fo:font-size="12pt" style:font-size-asian="12pt" style:font-size-complex="12pt"/>
    </style:style>
    <style:style style:name="P4" style:family="paragraph" style:parent-style-name="Text_20_body">
      <style:text-properties style:font-name="Liberation Serif" fo:font-size="12pt" officeooo:rsid="07561931" officeooo:paragraph-rsid="07561931" style:font-size-asian="12pt" style:font-size-complex="12pt"/>
    </style:style>
    <style:style style:name="P5" style:family="paragraph" style:parent-style-name="Text_20_body">
      <style:text-properties style:font-name="Liberation Serif" fo:font-size="12pt" officeooo:rsid="075aa3d9" officeooo:paragraph-rsid="075aa3d9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Liberation Serif" fo:font-size="12pt" style:font-size-asian="12pt" style:font-size-complex="12pt"/>
    </style:style>
    <style:style style:name="P7" style:family="paragraph" style:parent-style-name="Text_20_body">
      <style:paragraph-properties fo:line-height="100%"/>
      <style:text-properties style:font-name="Liberation Serif" fo:font-size="12pt" officeooo:rsid="075ee309" officeooo:paragraph-rsid="075ee309" style:font-size-asian="12pt" style:font-size-complex="12pt"/>
    </style:style>
    <style:style style:name="P8" style:family="paragraph" style:parent-style-name="Text_20_body">
      <style:text-properties style:font-name="Liberation Serif" fo:font-size="12pt" officeooo:rsid="076047c2" officeooo:paragraph-rsid="076047c2" style:font-size-asian="12pt" style:font-size-complex="12pt"/>
    </style:style>
    <style:style style:name="P9" style:family="paragraph" style:parent-style-name="Text_20_body">
      <style:paragraph-properties fo:line-height="100%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line-height="100%"/>
      <style:text-properties style:font-name="Liberation Serif" fo:font-size="12pt" fo:font-weight="normal" officeooo:rsid="07772188" officeooo:paragraph-rsid="0778d75b" style:font-size-asian="12pt" style:font-weight-asian="normal" style:font-size-complex="12pt" style:font-weight-complex="normal"/>
    </style:style>
    <style:style style:name="P11" style:family="paragraph" style:parent-style-name="Text_20_body">
      <style:text-properties officeooo:paragraph-rsid="06e55c0b"/>
    </style:style>
    <style:style style:name="P12" style:family="paragraph" style:parent-style-name="Text_20_body">
      <style:text-properties officeooo:paragraph-rsid="077aa827"/>
    </style:style>
    <style:style style:name="P13" style:family="paragraph" style:parent-style-name="Text_20_body">
      <style:text-properties officeooo:paragraph-rsid="07943012"/>
    </style:style>
    <style:style style:name="P14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6fa4d7" officeooo:paragraph-rsid="076fa4d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709eb7" officeooo:paragraph-rsid="07709eb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036909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95a919" officeooo:paragraph-rsid="06b30c9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5352b6" officeooo:paragraph-rsid="075352b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4f9fbc" officeooo:paragraph-rsid="074f9fb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725f6b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249981" officeooo:paragraph-rsid="075fc3c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249981" officeooo:paragraph-rsid="076047c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69a3ee" officeooo:paragraph-rsid="0769a3e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69a3ee" officeooo:paragraph-rsid="07709eb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67bbe8" officeooo:paragraph-rsid="0767bbe8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772188" officeooo:paragraph-rsid="07772188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7523cd" officeooo:paragraph-rsid="077523c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753ffd" officeooo:paragraph-rsid="07753ff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753ffd" officeooo:paragraph-rsid="07a11b8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12b1c" officeooo:paragraph-rsid="0754735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12b1c" officeooo:paragraph-rsid="0778d75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5b2fcb9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8dbb0e" officeooo:paragraph-rsid="074f9fbc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98ccc4" officeooo:paragraph-rsid="0798ccc4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a2a1de" officeooo:paragraph-rsid="07a2a1d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6b30c95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6ebfafa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74f9fbc" officeooo:paragraph-rsid="074f9fbc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6b38a1a" officeooo:paragraph-rsid="07177bd5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75378a2" officeooo:paragraph-rsid="075378a2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7547359" officeooo:paragraph-rsid="07547359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5c2f886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5c39bdd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77523cd" officeooo:paragraph-rsid="077523cd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7753ffd" officeooo:paragraph-rsid="07753ffd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2befdb2" style:font-size-asian="12pt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636e5e" style:font-size-asian="12pt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73e683d" style:font-size-asian="12pt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7428069" style:font-size-asian="12pt" style:font-size-complex="12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747c014" style:font-size-asian="12pt" style:font-size-complex="12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7dff0c" style:font-size-asian="12pt" style:font-size-complex="12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412b1c" style:font-size-asian="12pt" style:font-size-complex="12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780af01" style:font-size-asian="12pt" style:font-size-complex="1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b46c16" officeooo:paragraph-rsid="06b46c16" style:font-size-asian="12pt" style:font-size-complex="1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75352b6" officeooo:paragraph-rsid="075352b6" style:font-size-asian="12pt" style:font-size-complex="1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7561931" officeooo:paragraph-rsid="05b2fcb9" style:font-size-asian="12pt" style:font-size-complex="1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74f9fbc" officeooo:paragraph-rsid="074f9fbc" style:letter-kerning="true" style:font-size-asian="12pt" style:font-style-asian="normal" style:font-weight-asian="normal" style:font-size-complex="12pt" style:font-weight-complex="bold" style:text-emphasize="none"/>
    </style:style>
    <style:style style:name="P62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67bbe8" officeooo:paragraph-rsid="0767bbe8" style:font-size-asian="12pt" style:font-weight-asian="normal" style:font-size-complex="12pt" style:font-weight-complex="normal"/>
    </style:style>
    <style:style style:name="P6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725f6be" officeooo:paragraph-rsid="0763e103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73b6d02" style:font-size-asian="12pt" style:font-size-complex="12pt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75352b6" officeooo:paragraph-rsid="075352b6" style:font-size-asian="12pt" style:font-size-complex="12pt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7547359" officeooo:paragraph-rsid="07547359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75352b6" officeooo:paragraph-rsid="075352b6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547359" officeooo:paragraph-rsid="07547359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5352b6" officeooo:paragraph-rsid="075352b6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8e5ac8" officeooo:paragraph-rsid="075352b6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177bd5" officeooo:paragraph-rsid="075145c6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7943012" style:font-size-asian="12pt" style:font-size-complex="12pt"/>
    </style:style>
    <style:style style:name="P76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77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style:font-size-asian="12pt" style:font-size-complex="12pt"/>
    </style:style>
    <style:style style:name="P78" style:family="paragraph" style:parent-style-name="Text_20_body">
      <style:paragraph-properties fo:margin-left="0cm" fo:margin-right="0cm" fo:margin-top="0cm" fo:margin-bottom="0.499cm" loext:contextual-spacing="false" fo:line-height="144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79" style:family="paragraph" style:parent-style-name="Heading_20_2">
      <style:text-properties style:font-name="Liberation Serif" fo:font-size="12pt" style:font-size-asian="10.5pt" style:font-size-complex="12pt"/>
    </style:style>
    <style:style style:name="P80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paragraph-rsid="010f1a39" style:font-size-asian="12pt" style:font-size-complex="12pt"/>
    </style:style>
    <style:style style:name="P81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paragraph-rsid="00d935de" fo:background-color="#ffffff" style:font-size-asian="12pt" style:font-size-complex="12pt"/>
    </style:style>
    <style:style style:name="P82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paragraph-rsid="0263684f" fo:background-color="#ffffff" style:font-size-asian="12pt" style:font-size-complex="12pt"/>
    </style:style>
    <style:style style:name="P83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84" style:family="paragraph" style:parent-style-name="Standard">
      <style:paragraph-properties fo:margin-top="0cm" fo:margin-bottom="0.499cm" loext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85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86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officeooo:paragraph-rsid="0743f1c2" style:font-size-asian="12pt" style:font-weight-asian="bold" style:font-size-complex="12pt" style:font-weight-complex="bold"/>
    </style:style>
    <style:style style:name="P87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89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90" style:family="paragraph" style:parent-style-name="Text_20_body">
      <style:paragraph-properties fo:margin-top="0cm" fo:margin-bottom="0.499cm" loext:contextual-spacing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e6354" officeooo:paragraph-rsid="001e6354" style:text-blinking="false" fo:background-color="transparent" style:font-size-asian="12pt" style:font-size-complex="12pt"/>
    </style:style>
    <style:style style:name="P91" style:family="paragraph" style:parent-style-name="Text_20_body">
      <style:paragraph-properties fo:margin-top="0cm" fo:margin-bottom="0.499cm" loext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92" style:family="paragraph" style:parent-style-name="Heading_20_1">
      <style:text-properties officeooo:paragraph-rsid="0739a2de"/>
    </style:style>
    <style:style style:name="P93" style:family="paragraph" style:parent-style-name="Preformatted_20_Text">
      <style:text-properties style:font-name="Liberation Serif" fo:font-size="12pt" officeooo:paragraph-rsid="0743f1c2" style:font-size-asian="12pt" style:font-size-complex="12pt"/>
    </style:style>
    <style:style style:name="P94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95" style:family="paragraph" style:parent-style-name="Preformatted_20_Text">
      <style:text-properties style:font-name="Liberation Serif" fo:font-size="12pt" fo:font-weight="bold" officeooo:paragraph-rsid="0743f1c2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97" style:family="paragraph" style:parent-style-name="Preformatted_20_Text">
      <style:paragraph-properties fo:margin-top="0cm" fo:margin-bottom="0cm" loext:contextual-spacing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98" style:family="paragraph" style:parent-style-name="Standard">
      <style:text-properties officeooo:paragraph-rsid="07943012"/>
    </style:style>
    <style:style style:name="P99" style:family="paragraph" style:parent-style-name="Table_20_Contents">
      <style:text-properties officeooo:paragraph-rsid="0798a9c4"/>
    </style:style>
    <style:style style:name="P100" style:family="paragraph" style:parent-style-name="Table_20_Contents" style:list-style-name="L5">
      <style:text-properties officeooo:paragraph-rsid="0798a9c4"/>
    </style:style>
    <style:style style:name="P101" style:family="paragraph" style:parent-style-name="Table_20_Contents" style:list-style-name="L3">
      <style:paragraph-properties fo:margin-top="0cm" fo:margin-bottom="0cm" loext:contextual-spacing="false" fo:line-height="100%"/>
      <style:text-properties style:font-name="Liberation Serif" fo:font-size="12pt" style:font-size-asian="12pt" style:font-size-complex="12pt"/>
    </style:style>
    <style:style style:name="P102" style:family="paragraph" style:parent-style-name="Table_20_Contents" style:list-style-name="L5">
      <style:paragraph-properties fo:margin-top="0cm" fo:margin-bottom="0cm" loext:contextual-spacing="false" fo:line-height="100%"/>
      <style:text-properties style:font-name="Liberation Serif" fo:font-size="12pt" officeooo:paragraph-rsid="0798a9c4" style:font-size-asian="12pt" style:font-size-complex="12pt"/>
    </style:style>
    <style:style style:name="P103" style:family="paragraph" style:parent-style-name="Table_20_Contents" style:list-style-name="L3">
      <style:paragraph-properties fo:margin-top="0cm" fo:margin-bottom="0cm" loext:contextual-spacing="false" fo:line-height="100%"/>
      <style:text-properties style:font-name="Liberation Serif" fo:font-size="12pt" fo:font-weight="bold" style:font-size-asian="12pt" style:font-size-complex="12pt"/>
    </style:style>
    <style:style style:name="P104" style:family="paragraph" style:parent-style-name="Standard" style:list-style-name="L4">
      <style:paragraph-properties fo:margin-top="0cm" fo:margin-bottom="0cm" loext:contextual-spacing="true" fo:line-height="100%"/>
      <style:text-properties style:font-name="Liberation Serif" fo:font-size="12pt" officeooo:paragraph-rsid="0198a170" style:font-size-asian="12pt" style:font-size-complex="12pt"/>
    </style:style>
    <style:style style:name="P105" style:family="paragraph" style:parent-style-name="Standard" style:list-style-name="L4">
      <style:paragraph-properties fo:margin-top="0cm" fo:margin-bottom="0cm" loext:contextual-spacing="true" fo:line-height="100%"/>
      <style:text-properties style:font-name="Liberation Serif" fo:font-size="12pt" officeooo:paragraph-rsid="04730752" style:font-size-asian="12pt" style:font-size-complex="12pt"/>
    </style:style>
    <style:style style:name="P106" style:family="paragraph" style:parent-style-name="Standard" style:list-style-name="L8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780af01" style:font-size-asian="12pt" style:font-size-complex="12pt"/>
    </style:style>
    <style:style style:name="P107" style:family="paragraph" style:parent-style-name="Text_20_body" style:list-style-name="L2"/>
    <style:style style:name="P108" style:family="paragraph" style:parent-style-name="Text_20_body" style:list-style-name="L6">
      <style:text-properties style:font-name="Liberation Serif" fo:font-size="12pt" style:font-size-asian="12pt" style:font-size-complex="12pt"/>
    </style:style>
    <style:style style:name="P109" style:family="paragraph" style:parent-style-name="Text_20_body" style:list-style-name="L9">
      <style:text-properties style:font-name="Liberation Serif" fo:font-size="12pt" style:font-size-asian="12pt" style:font-size-complex="12pt"/>
    </style:style>
    <style:style style:name="P110" style:family="paragraph" style:parent-style-name="Text_20_body" style:list-style-name="L8">
      <style:text-properties style:font-name="Liberation Serif" fo:font-size="12pt" style:font-size-asian="12pt" style:font-size-complex="12pt"/>
    </style:style>
    <style:style style:name="P111" style:family="paragraph" style:parent-style-name="Text_20_body" style:list-style-name="L11">
      <style:text-properties style:font-name="Liberation Serif" fo:font-size="12pt" style:font-size-asian="12pt" style:font-size-complex="12pt"/>
    </style:style>
    <style:style style:name="P112" style:family="paragraph" style:parent-style-name="Text_20_body" style:list-style-name="L7"/>
    <style:style style:name="P113" style:family="paragraph" style:parent-style-name="Text_20_body" style:list-style-name="L1">
      <style:paragraph-properties fo:margin-top="0cm" fo:margin-bottom="0cm" loext:contextual-spacing="false" fo:line-height="100%"/>
      <style:text-properties style:font-name="Liberation Serif" fo:font-size="12pt" fo:font-weight="normal" officeooo:paragraph-rsid="06904467" style:font-size-asian="12pt" style:font-weight-asian="normal" style:font-size-complex="12pt" style:font-weight-complex="normal"/>
    </style:style>
    <style:style style:name="P114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15" style:family="paragraph" style:parent-style-name="Text_20_body" style:list-style-name="L7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16" style:family="paragraph" style:parent-style-name="Text_20_body" style:list-style-name="L9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17" style:family="paragraph" style:parent-style-name="Text_20_body" style:list-style-name="L10">
      <style:paragraph-properties fo:margin-top="0cm" fo:margin-bottom="0cm" loext:contextual-spacing="false" fo:line-height="100%"/>
      <style:text-properties style:font-name="Liberation Serif" fo:font-size="12pt" officeooo:paragraph-rsid="042ce2d9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6d85d0e" style:font-weight-asian="bold" style:font-weight-complex="bold"/>
    </style:style>
    <style:style style:name="T4" style:family="text">
      <style:text-properties fo:font-weight="bold" officeooo:rsid="06e55c0b" style:font-weight-asian="bold" style:font-weight-complex="bold"/>
    </style:style>
    <style:style style:name="T5" style:family="text">
      <style:text-properties fo:font-weight="bold" officeooo:rsid="073d56fd" style:font-weight-asian="bold" style:font-weight-complex="bold"/>
    </style:style>
    <style:style style:name="T6" style:family="text">
      <style:text-properties fo:font-weight="bold" officeooo:rsid="073e683d" style:font-weight-asian="bold" style:font-weight-complex="bold"/>
    </style:style>
    <style:style style:name="T7" style:family="text">
      <style:text-properties fo:font-weight="bold" officeooo:rsid="0747c014" style:font-weight-asian="bold" style:font-weight-complex="bold"/>
    </style:style>
    <style:style style:name="T8" style:family="text">
      <style:text-properties fo:font-weight="bold" officeooo:rsid="076186f1" style:font-weight-asian="bold" style:font-weight-complex="bold"/>
    </style:style>
    <style:style style:name="T9" style:family="text">
      <style:text-properties fo:font-weight="bold" officeooo:rsid="0769a3ee" style:font-weight-asian="bold" style:font-weight-complex="bold"/>
    </style:style>
    <style:style style:name="T10" style:family="text">
      <style:text-properties fo:font-weight="bold" officeooo:rsid="07709eb7" style:font-weight-asian="bold" style:font-weight-complex="bold"/>
    </style:style>
    <style:style style:name="T11" style:family="text">
      <style:text-properties fo:font-weight="bold" officeooo:rsid="061c2919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language="en" fo:country="US" fo:font-weight="bold" officeooo:rsid="06d383fc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fo:language="en" fo:country="US" fo:font-weight="bold" style:font-size-asian="12pt" style:font-size-complex="12pt"/>
    </style:style>
    <style:style style:name="T16" style:family="text">
      <style:text-properties style:font-name="Liberation Serif" fo:font-size="12pt" fo:language="en" fo:country="US" style:font-size-asian="12pt" style:font-size-complex="12pt"/>
    </style:style>
    <style:style style:name="T17" style:family="text">
      <style:text-properties style:font-name="Liberation Serif" fo:font-size="12pt" fo:language="en" fo:country="US" officeooo:rsid="06e55c0b" style:font-size-asian="12pt" style:font-size-complex="12pt"/>
    </style:style>
    <style:style style:name="T1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style:font-size-asian="12pt" style:font-size-complex="12pt"/>
    </style:style>
    <style:style style:name="T20" style:family="text">
      <style:text-properties style:font-name="Liberation Serif" fo:font-size="12pt" officeooo:rsid="077aa827" style:font-size-asian="12pt" style:font-size-complex="12pt"/>
    </style:style>
    <style:style style:name="T21" style:family="text">
      <style:text-properties style:font-name="Liberation Serif" fo:font-size="12pt" officeooo:rsid="077ccb92" style:font-size-asian="12pt" style:font-size-complex="12pt"/>
    </style:style>
    <style:style style:name="T2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Liberation Serif" fo:font-weight="normal" style:font-weight-asian="normal" style:font-weight-complex="normal"/>
    </style:style>
    <style:style style:name="T24" style:family="text">
      <style:text-properties style:font-name="Liberation Serif" fo:font-weight="normal" officeooo:rsid="07943012" style:font-weight-asian="normal" style:font-weight-complex="normal"/>
    </style:style>
    <style:style style:name="T25" style:family="text">
      <style:text-properties style:font-name="Liberation Serif"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42ab8d4" style:font-weight-asian="normal" style:font-weight-complex="normal"/>
    </style:style>
    <style:style style:name="T28" style:family="text">
      <style:text-properties fo:font-weight="normal" officeooo:rsid="06e3ff8f" style:font-weight-asian="normal" style:font-weight-complex="normal"/>
    </style:style>
    <style:style style:name="T29" style:family="text">
      <style:text-properties fo:font-weight="normal" officeooo:rsid="073e683d" style:font-weight-asian="normal" style:font-weight-complex="normal"/>
    </style:style>
    <style:style style:name="T30" style:family="text">
      <style:text-properties fo:font-weight="normal" officeooo:rsid="074bfa00" style:font-weight-asian="normal" style:font-weight-complex="normal"/>
    </style:style>
    <style:style style:name="T31" style:family="text">
      <style:text-properties fo:font-weight="normal" officeooo:rsid="075dc309" style:font-weight-asian="normal" style:font-weight-complex="normal"/>
    </style:style>
    <style:style style:name="T32" style:family="text">
      <style:text-properties style:font-weight-asian="bold" style:font-weight-complex="bold"/>
    </style:style>
    <style:style style:name="T33" style:family="text">
      <style:text-properties fo:language="en" fo:country="US" fo:font-weight="bold"/>
    </style:style>
    <style:style style:name="T34" style:family="text">
      <style:text-properties fo:language="en" fo:country="US" fo:font-weight="bold" style:font-weight-asian="bold" style:font-weight-complex="bold"/>
    </style:style>
    <style:style style:name="T35" style:family="text">
      <style:text-properties fo:language="en" fo:country="US" fo:font-weight="bold" officeooo:rsid="06e55c0b" style:font-weight-asian="bold" style:font-weight-complex="bold"/>
    </style:style>
    <style:style style:name="T36" style:family="text">
      <style:text-properties officeooo:rsid="009ccf87"/>
    </style:style>
    <style:style style:name="T37" style:family="text">
      <style:text-properties officeooo:rsid="0263684f"/>
    </style:style>
    <style:style style:name="T38" style:family="text">
      <style:text-properties officeooo:rsid="0270a0db"/>
    </style:style>
    <style:style style:name="T39" style:family="text">
      <style:text-properties officeooo:rsid="02befdb2"/>
    </style:style>
    <style:style style:name="T40" style:family="text">
      <style:text-properties officeooo:rsid="0198a170"/>
    </style:style>
    <style:style style:name="T41" style:family="text">
      <style:text-properties officeooo:rsid="01a0b5ab"/>
    </style:style>
    <style:style style:name="T42" style:family="text">
      <style:text-properties officeooo:rsid="019f26e1"/>
    </style:style>
    <style:style style:name="T43" style:family="text">
      <style:text-properties officeooo:rsid="015780b8"/>
    </style:style>
    <style:style style:name="T44" style:family="text">
      <style:text-properties officeooo:rsid="074366cf"/>
    </style:style>
    <style:style style:name="T45" style:family="text">
      <style:text-properties officeooo:rsid="0747c014"/>
    </style:style>
    <style:style style:name="T46" style:family="text">
      <style:text-properties officeooo:rsid="074bfa00"/>
    </style:style>
    <style:style style:name="T47" style:family="text">
      <style:text-properties officeooo:rsid="074f9fbc"/>
    </style:style>
    <style:style style:name="T48" style:family="text">
      <style:text-properties officeooo:rsid="03412b1c"/>
    </style:style>
    <style:style style:name="T49" style:family="text">
      <style:text-properties officeooo:rsid="076186f1"/>
    </style:style>
    <style:style style:name="T50" style:family="text">
      <style:text-properties officeooo:rsid="0767de6f"/>
    </style:style>
    <style:style style:name="T51" style:family="text">
      <style:text-properties officeooo:rsid="076cf704"/>
    </style:style>
    <style:style style:name="T52" style:family="text">
      <style:text-properties officeooo:rsid="07880b21"/>
    </style:style>
    <style:style style:name="T53" style:family="text">
      <style:text-properties officeooo:rsid="07885a7f"/>
    </style:style>
    <style:style style:name="T54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55" style:family="text">
      <style:text-properties fo:color="#000000" style:text-outline="false" style:text-line-through-style="none" style:text-line-through-type="none" fo:letter-spacing="normal" fo:font-style="normal" fo:text-shadow="none" style:text-underline-style="none" style:letter-kerning="true" style:font-style-asian="normal" style:text-emphasize="none"/>
    </style:style>
    <style:style style:name="T56" style:family="text">
      <style:text-properties fo:color="#000000" style:text-outline="false" style:text-line-through-style="none" style:text-line-through-type="none" fo:letter-spacing="normal" fo:font-style="normal" fo:text-shadow="none" style:text-underline-style="none" officeooo:rsid="0792f0ce" style:letter-kerning="true" style:font-style-asian="normal" style:text-emphasize="none"/>
    </style:style>
    <style:style style:name="T57" style:family="text">
      <style:text-properties officeooo:rsid="00787249"/>
    </style:style>
    <style:style style:name="T58" style:family="text">
      <style:text-properties officeooo:rsid="07943012"/>
    </style:style>
    <style:style style:name="T59" style:family="text">
      <style:text-properties officeooo:rsid="0796dca8"/>
    </style:style>
    <style:style style:name="T60" style:family="text">
      <style:text-properties officeooo:rsid="004cc695"/>
    </style:style>
    <style:style style:name="T61" style:family="text">
      <style:text-properties officeooo:rsid="079aefb1"/>
    </style:style>
    <style:style style:name="T62" style:family="text">
      <style:text-properties officeooo:rsid="002d4cf0"/>
    </style:style>
    <style:style style:name="T63" style:family="text">
      <style:text-properties officeooo:rsid="002f4af5"/>
    </style:style>
    <style:style style:name="T64" style:family="text">
      <style:text-properties officeooo:rsid="00371e2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2" text:outline-level="1"><text:bookmark text:name="firstHeading"/><text:span text:style-name="T13">Python</text:span><text:span text:style-name="T16">/C2/</text:span><text:span text:style-name="T17">Writing Python scripts</text:span><text:span text:style-name="T16">/English</text:span></text:h>
      <text:p text:style-name="P1"/>
      <text:section text:style-name="Sect1" text:name="bodyContent">
        <text:p text:style-name="P3"/>
        <text:section text:style-name="Sect1" text:name="contentSub">
          <text:p text:style-name="P3"><text:s/></text:p>
        </text:section>
      </text:section>
      <text:section text:style-name="Sect2" text:name="mw-content-text">
        <text:p text:style-name="P11"><text:span text:style-name="T15">Title of script</text:span><text:span text:style-name="T16">: </text:span><text:span text:style-name="T14"><text:s/></text:span><text:span text:style-name="T4">Writing Python scripts </text:span></text:p>
        <text:p text:style-name="P2">Author: <text:span text:style-name="T36">Aditya Palaparthy</text:span></text:p>
        <text:p text:style-name="P3"><text:span text:style-name="T33">Keywords: </text:span><text:span text:style-name="T34">Python</text:span><text:span text:style-name="T33">, </text:span><text:span text:style-name="T34">Ipython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7">Visual Cue</text:p>
            </table:table-cell>
            <table:table-cell table:style-name="Table1.A1" office:value-type="string">
              <text:p text:style-name="P67">Narration</text:p>
            </table:table-cell>
          </table:table-row>
          <table:table-row>
            <table:table-cell table:style-name="Table1.A1" office:value-type="string">
              <text:p text:style-name="P49">Show Slide </text:p>
              <text:p text:style-name="P6">containing title, name of the production team along with the logo of MHRD </text:p>
            </table:table-cell>
            <table:table-cell table:style-name="Table1.A1" office:value-type="string">
              <text:p text:style-name="P65">Hello Friends. Welcome to the tutorial on "<text:span text:style-name="T35">Writing Python scripts</text:span>". </text:p>
            </table:table-cell>
          </table:table-row>
          <table:table-row>
            <table:table-cell table:style-name="Table1.A1" office:value-type="string">
              <text:p text:style-name="P50">Show Slide </text:p>
              <text:p text:style-name="P50"><text:span text:style-name="T39">O</text:span>bjectives </text:p>
              <text:p text:style-name="P64"/>
            </table:table-cell>
            <table:table-cell table:style-name="Table1.A1" office:value-type="string">
              <text:p text:style-name="P51"><text:span text:style-name="T40">At the end of</text:span> this tutorial, <text:span text:style-name="T43">we will learn to-</text:span> </text:p>
              <text:list xml:id="list1901450605114736553" text:style-name="L1">
                <text:list-item>
                  <text:p text:style-name="P113">Understand what is importing. </text:p>
                </text:list-item>
                <text:list-item text:style-override="L2">
                  <text:p text:style-name="P114">Write your own Python modules. </text:p>
                </text:list-item>
                <text:list-item text:style-override="L2">
                  <text:p text:style-name="P107"><text:span text:style-name="T19">Understand the </text:span><text:span text:style-name="Teletype"><text:span text:style-name="T19">__name__=="__main__"</text:span></text:span><text:span text:style-name="T19"> idiom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64">Show Slide </text:p>
              <text:p text:style-name="P64">System <text:span text:style-name="T61">Specifications</text:span> </text:p>
            </table:table-cell>
            <table:table-cell table:style-name="Table1.A4" office:value-type="string">
              <text:p text:style-name="P64">To record this tutorial, I am using </text:p>
              <text:list xml:id="list1450861683387300133" text:style-name="L3">
                <text:list-item>
                  <text:p text:style-name="P101"><text:span text:style-name="T1">Ubuntu Linux 14.04</text:span> operating system</text:p>
                </text:list-item>
                <text:list-item>
                  <text:p text:style-name="P103"><text:span text:style-name="T32">Python</text:span> 2.7.6</text:p>
                </text:list-item>
                <text:list-item>
                  <text:p text:style-name="P101"><text:span text:style-name="T2">IPython</text:span><text:span text:style-name="T1"> </text:span><text:span text:style-name="T11">4</text:span><text:span text:style-name="T1">.0.0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49">Show Slide </text:p>
              <text:p text:style-name="P6">Pre-requisite slide </text:p>
            </table:table-cell>
            <table:table-cell table:style-name="Table1.A4" office:value-type="string">
              <text:p text:style-name="P49">To <text:span text:style-name="T41">practise</text:span> this tutorial, <text:span text:style-name="T42">you </text:span>should know how to </text:p>
              <text:list xml:id="list9011546620872500857" text:style-name="L4">
                <text:list-item>
                  <text:p text:style-name="P104">run basic <text:span text:style-name="T2">Python </text:span>commands on the <text:span text:style-name="T3">IP</text:span><text:span text:style-name="T2">ython console</text:span></text:p>
                </text:list-item>
                <text:list-item>
                  <text:p text:style-name="P105"><text:span text:style-name="T28">use</text:span><text:span text:style-name="T2"> </text:span><text:span text:style-name="T5">python modules</text:span><text:span text:style-name="T2">.</text:span></text:p>
                </text:list-item>
              </text:list>
              <text:p text:style-name="P76"/>
              <text:p text:style-name="P77">If not, <text:span text:style-name="T40">see the pre-requisite</text:span> <text:span text:style-name="T2">Python </text:span>tutorials <text:span text:style-name="T40">on </text:span>this website.</text:p>
            </table:table-cell>
          </table:table-row>
          <table:table-row>
            <table:table-cell table:style-name="Table1.A4" office:value-type="string">
              <text:p text:style-name="P49"/>
            </table:table-cell>
            <table:table-cell table:style-name="Table1.A4" office:value-type="string">
              <text:p text:style-name="P52">Often we will have to re<text:span text:style-name="T53">u</text:span>se the code that we have written. </text:p>
              <text:p text:style-name="P52">We do that by writing <text:span text:style-name="T2">functions</text:span>.</text:p>
              <text:p text:style-name="P52"><text:span text:style-name="T2">Functions</text:span> are bundled into <text:span text:style-name="T2">packages.</text:span></text:p>
              <text:p text:style-name="P52"><text:span text:style-name="T29">These </text:span><text:span text:style-name="T6">packages</text:span><text:span text:style-name="T29"> are </text:span>imported when required in other <text:span text:style-name="T2">scripts</text:span>. </text:p>
            </table:table-cell>
          </table:table-row>
          <table:table-row>
            <table:table-cell table:style-name="Table1.A4" office:value-type="string">
              <text:p text:style-name="P49">Open an editor and start typing out the following code </text:p>
              <text:p text:style-name="P94">def gcd(a, b):</text:p>
              <text:p text:style-name="P94"/>
              <text:p text:style-name="P94"><text:s text:c="4"/>while b:</text:p>
              <text:p text:style-name="P94"><text:s text:c="8"/>a, b = b, a%b</text:p>
              <text:p text:style-name="P94"/>
              <text:p text:style-name="P85"><text:s text:c="4"/>return a</text:p>
              <text:p text:style-name="P86">if gcd(40, 12) == 4:</text:p>
              <text:p text:style-name="P93"><text:s text:c="3"/><text:span text:style-name="T2">print "Everything OK"</text:span></text:p>
              <text:p text:style-name="P95"/>
              <text:p text:style-name="P94">else:</text:p>
              <text:p text:style-name="P85"><text:soft-page-break/><text:s text:c="4"/>print "The GCD function is wrong"</text:p>
            </table:table-cell>
            <table:table-cell table:style-name="Table1.A4" office:value-type="string">
              <text:p text:style-name="P53">Let us first write a function <text:span text:style-name="T44">to </text:span>compute <text:span text:style-name="T2">gcd</text:span> of two numbers and save it in a script. </text:p>
              <text:p text:style-name="P53"/>
              <text:p text:style-name="P53">Open an editor and type the code. </text:p>
              <text:p text:style-name="P53"/>
              <text:p text:style-name="P53">Please take care of the indentation. </text:p>
              <text:p text:style-name="P53"/>
              <text:p text:style-name="P54">We shall write a test function in the script.</text:p>
              <text:p text:style-name="P54"/>
              <text:p text:style-name="P54"><text:span text:style-name="T45">This </text:span><text:span text:style-name="T7">function</text:span><text:span text:style-name="T45"> will check the </text:span><text:span text:style-name="T2">gcd</text:span> <text:span text:style-name="T2">function</text:span> every time the script is run. </text:p>
            </table:table-cell>
          </table:table-row>
          <table:table-row table:style-name="Table1.8">
            <table:table-cell table:style-name="Table1.A8" office:value-type="string">
              <text:p text:style-name="P18">Show Slide</text:p>
              <text:p text:style-name="P18"/>
              <text:p text:style-name="P9">Containing GCD code Keep open for sometime and then continue </text:p>
            </table:table-cell>
            <table:table-cell table:style-name="Table1.A8" office:value-type="string">
              <text:p text:style-name="P55"/>
            </table:table-cell>
          </table:table-row>
          <table:table-row>
            <table:table-cell table:style-name="Table1.A1" office:value-type="string">
              <text:p text:style-name="P39"><text:span text:style-name="T23">Save the script as </text:span><text:span text:style-name="Teletype"><text:span text:style-name="T23">gcd_script.py</text:span></text:span><text:span text:style-name="T23"> </text:span></text:p>
              <text:p text:style-name="P19"/>
            </table:table-cell>
            <table:table-cell table:style-name="Table1.A1" office:value-type="string">
              <text:p text:style-name="P40"><text:span text:style-name="T26">Let us save the file as </text:span>gcd_script.py<text:span text:style-name="T26"> in</text:span> <text:span text:style-name="T30">current working directory</text:span><text:span text:style-name="T46">.</text:span></text:p>
            </table:table-cell>
          </table:table-row>
          <table:table-row>
            <table:table-cell table:style-name="Table1.A8" office:value-type="string">
              <text:p text:style-name="P20">[Terminal]</text:p>
              <text:p text:style-name="P21"/>
              <text:p text:style-name="P41">python gcd_script.py</text:p>
              <text:p text:style-name="P35">Highlight the output</text:p>
            </table:table-cell>
            <table:table-cell table:style-name="Table1.A8" office:value-type="string">
              <text:p text:style-name="P58">We shall run the script </text:p>
              <text:p text:style-name="P58">Typ<text:span text:style-name="T47">e</text:span></text:p>
              <text:p text:style-name="P41">python gcd_script.py</text:p>
              <text:p text:style-name="P41"><text:span text:style-name="T54">We get an output which says “</text:span><text:span text:style-name="T56">E</text:span><text:span text:style-name="T55">verything OK</text:span><text:span text:style-name="T54">”.</text:span></text:p>
              <text:p text:style-name="P61">It means the script is executed properly without errors.</text:p>
            </table:table-cell>
          </table:table-row>
          <table:table-row>
            <table:table-cell table:style-name="Table1.A8" office:value-type="string">
              <text:p text:style-name="P42"/>
            </table:table-cell>
            <table:table-cell table:style-name="Table1.A8" office:value-type="string">
              <text:p text:style-name="P74">What if we want to use the <text:span text:style-name="T2">gcd</text:span> <text:span text:style-name="T2">function</text:span> in some of our other <text:span text:style-name="T2">scripts</text:span>.</text:p>
              <text:p text:style-name="P74"/>
              <text:p text:style-name="P74">This is also possible since every <text:span text:style-name="T2">python</text:span> file can be used as a <text:span text:style-name="T2">module</text:span>. </text:p>
              <text:p text:style-name="P96"/>
              <text:p text:style-name="P96">But first, we shall understand what happens when you <text:span text:style-name="T2">import</text:span> a <text:span text:style-name="T2">module</text:span>. </text:p>
            </table:table-cell>
          </table:table-row>
          <table:table-row table:style-name="Table1.12">
            <table:table-cell table:style-name="Table1.A4" office:value-type="string">
              <text:p text:style-name="P59">[Terminal]</text:p>
              <text:p text:style-name="P43">ipython</text:p>
            </table:table-cell>
            <table:table-cell table:style-name="Table1.A4" office:value-type="string">
              <text:p text:style-name="P66"><text:span text:style-name="T26">Let us open the ipython console </text:span><text:span text:style-name="T31">in another terminal.</text:span></text:p>
              <text:p text:style-name="P73">Open a new terminal.</text:p>
              <text:p text:style-name="P72">Type</text:p>
              <text:p text:style-name="P69">ipython</text:p>
            </table:table-cell>
          </table:table-row>
          <table:table-row table:style-name="Table1.12">
            <table:table-cell table:style-name="Table1.A4" office:value-type="string">
              <text:p text:style-name="P32">[IPython Console]</text:p>
              <text:p text:style-name="P44"><text:span text:style-name="T48">i</text:span>mport sys</text:p>
              <text:p text:style-name="P44">sys.path</text:p>
            </table:table-cell>
            <table:table-cell table:style-name="Table1.A4" office:value-type="string">
              <text:p text:style-name="P70">Type </text:p>
              <text:p text:style-name="P68">import sys <text:span text:style-name="T26">and press enter</text:span></text:p>
              <text:p text:style-name="P68"><text:span text:style-name="T26">Now type </text:span>sys.path</text:p>
            </table:table-cell>
          </table:table-row>
          <table:table-row table:style-name="Table1.12">
            <table:table-cell table:style-name="Table1.A4" office:value-type="string">
              <text:p text:style-name="P56"/>
            </table:table-cell>
            <table:table-cell table:style-name="Table1.A4" office:value-type="string">
              <text:p text:style-name="P34">This is a list of locations where python searches for a module when it encounters an import statement. </text:p>
              <text:p text:style-name="P60"/>
              <text:p text:style-name="P4">When we type <text:span text:style-name="T2">import sys </text:span>python searches for<text:span text:style-name="T2"> sys.py</text:span> or folder <text:span text:style-name="T2">sys</text:span> until it finds one</text:p>
              <text:p text:style-name="P3">We can place our <text:span text:style-name="T2">script</text:span> in any one of these locations and can import it. </text:p>
              <text:p text:style-name="P3">The first item in the <text:span text:style-name="T2">list</text:span> is an empty <text:span text:style-name="T2">string</text:span> which means the <text:span text:style-name="T2">current working directory</text:span> is also searched. </text:p>
              <text:p text:style-name="P5">We can also <text:span text:style-name="T2">import</text:span> a module present in <text:span text:style-name="T2">current working directory.</text:span></text:p>
            </table:table-cell>
          </table:table-row>
          <table:table-row table:style-name="Table1.12">
            <table:table-cell table:style-name="Table1.A4" office:value-type="string">
              <text:p text:style-name="P33">[IPython Console]</text:p>
              <text:p text:style-name="P97"/>
              <text:p text:style-name="P97">import gcd_script</text:p>
            </table:table-cell>
            <table:table-cell table:style-name="Table1.A4" office:value-type="string">
              <text:p text:style-name="P7">Since we are in <text:span text:style-name="T2">current working directory</text:span></text:p>
              <text:p text:style-name="P7">Simply type <text:span text:style-name="T2">import gcd_script</text:span></text:p>
              <text:p text:style-name="P10">Switch to the first terminal keep the present terminal as it is.</text:p>
            </table:table-cell>
          </table:table-row>
          <table:table-row table:style-name="Table1.12">
            <table:table-cell table:style-name="Table1.A4" office:value-type="string">
              <text:p text:style-name="P45"/>
            </table:table-cell>
            <table:table-cell table:style-name="Table1.A4" office:value-type="string">
              <text:p text:style-name="P23">We can see that the<text:span text:style-name="T2"> gcd_script</text:span> is imported. </text:p>
              <text:p text:style-name="P23"/>
              <text:p text:style-name="P24"><text:soft-page-break/>But the <text:span text:style-name="T2">test code</text:span> that we added at the end of the file is also <text:span text:style-name="T2">executed</text:span>.</text:p>
              <text:p text:style-name="P24"><text:s/></text:p>
              <text:p text:style-name="P8">The test code should not <text:span text:style-name="T49">execute</text:span> when the module is imported.</text:p>
              <text:p text:style-name="P8">It should only <text:span text:style-name="T2">execute</text:span> when we <text:span text:style-name="T2">execute</text:span> the <text:span text:style-name="T51">python </text:span><text:span text:style-name="T8">script</text:span><text:span text:style-name="T49">.</text:span></text:p>
              <text:p text:style-name="Text_20_body"><text:span text:style-name="T19">This is possible by using </text:span><text:span text:style-name="Teletype"><text:span text:style-name="T22">__name__</text:span></text:span><text:span text:style-name="T22"> variable</text:span><text:span text:style-name="T19">. </text:span></text:p>
              <text:p text:style-name="P3">First, we shall look at how to use the idiom and then understand how it works. </text:p>
            </table:table-cell>
          </table:table-row>
          <table:table-row table:style-name="Table1.12">
            <table:table-cell table:style-name="Table1.A4" office:value-type="string">
              <text:p text:style-name="P22">Show Slide</text:p>
              <text:p text:style-name="P22"/>
              <text:p text:style-name="P3">__name__ variable </text:p>
            </table:table-cell>
            <table:table-cell table:style-name="Table1.A4" office:value-type="string">
              <text:p text:style-name="P25">Now we will add this variable in script <text:span text:style-name="T2">gcd_script.py</text:span></text:p>
            </table:table-cell>
          </table:table-row>
          <table:table-row table:style-name="Table1.12">
            <table:table-cell table:style-name="Table1.A4" office:value-type="string">
              <text:p text:style-name="P22">Switch to <text:span text:style-name="T2">gcd_script.py</text:span> and add this line after the </text:p>
              <text:p text:style-name="Text_20_body"><text:span text:style-name="T18">line </text:span><text:span text:style-name="Teletype"><text:span text:style-name="T18">return a</text:span></text:span><text:span text:style-name="T18"> </text:span></text:p>
            </table:table-cell>
            <table:table-cell table:style-name="Table1.A4" office:value-type="string">
              <text:p text:style-name="P62">Type </text:p>
              <text:p text:style-name="P63">if __name__ == "__main__":</text:p>
              <text:p text:style-name="P27">after <text:span text:style-name="T2">return a</text:span> statement <text:span text:style-name="T50">and indent it properly</text:span></text:p>
            </table:table-cell>
          </table:table-row>
          <table:table-row table:style-name="Table1.12">
            <table:table-cell table:style-name="Table1.A4" office:value-type="string">
              <text:p text:style-name="P15">[Terminal]</text:p>
              <text:p text:style-name="P15"><text:span text:style-name="T2">python</text:span> <text:span text:style-name="T9">gcd_script.py</text:span></text:p>
            </table:table-cell>
            <table:table-cell table:style-name="Table1.A4" office:value-type="string">
              <text:p text:style-name="P16">Let us first run the code. </text:p>
              <text:p text:style-name="P16">Type </text:p>
              <text:p text:style-name="P26"><text:span text:style-name="T10">python </text:span><text:span text:style-name="T2">gcd_script.py</text:span></text:p>
              <text:p text:style-name="P26">We can see that the test runs successfully. </text:p>
            </table:table-cell>
          </table:table-row>
          <table:table-row table:style-name="Table1.12">
            <table:table-cell table:style-name="Table1.A4" office:value-type="string">
              <text:p text:style-name="P15"/>
            </table:table-cell>
            <table:table-cell table:style-name="Table1.A4" office:value-type="string">
              <text:p text:style-name="P28">Switch to another terminal</text:p>
            </table:table-cell>
          </table:table-row>
          <table:table-row table:style-name="Table1.12">
            <table:table-cell table:style-name="Table1.A4" office:value-type="string">
              <text:p text:style-name="P29">[Ipython console]</text:p>
              <text:p text:style-name="P47">import gcd_script</text:p>
            </table:table-cell>
            <table:table-cell table:style-name="Table1.A4" office:value-type="string">
              <text:p text:style-name="P30">Now we will import <text:span text:style-name="T2">gcd_script.py.</text:span></text:p>
              <text:p text:style-name="P48"/>
              <text:p text:style-name="P30">Type <text:span text:style-name="T2">import gcd_script</text:span></text:p>
              <text:p text:style-name="P31">We see that now the test code is not executed.<text:span text:style-name="T2"> </text:span></text:p>
            </table:table-cell>
          </table:table-row>
          <table:table-row table:style-name="Table1.12">
            <table:table-cell table:style-name="Table1.A4" office:value-type="string">
              <text:p text:style-name="P37">Show Slide </text:p>
              <text:p text:style-name="P37"/>
              <text:p text:style-name="P37">__name__ variable</text:p>
            </table:table-cell>
            <table:table-cell table:style-name="Table1.A4" office:value-type="string">
              <text:p text:style-name="P12"><text:span text:style-name="T19">The </text:span><text:span text:style-name="Teletype"><text:span text:style-name="T22">__name__</text:span></text:span><text:span text:style-name="T22"> variable</text:span><text:span text:style-name="T19"> is local to every </text:span><text:span text:style-name="T22">module</text:span><text:span text:style-name="T19">.</text:span></text:p>
              <text:p text:style-name="P12"><text:span text:style-name="T20">I</text:span><text:span text:style-name="T19">t is equal to</text:span><text:span text:style-name="T22"> </text:span><text:span text:style-name="Teletype"><text:span text:style-name="T22">__main__</text:span></text:span><text:span text:style-name="T19"> only when the file is run as a script. </text:span></text:p>
              <text:p text:style-name="Text_20_body"><text:span text:style-name="T19">Hence, all the code </text:span><text:span text:style-name="T21">the block</text:span><text:span text:style-name="T19">, </text:span><text:span text:style-name="Teletype"><text:span text:style-name="T22">if __name__ == "__main__":</text:span></text:span><text:span text:style-name="T19"> is executed only when the file is run as a </text:span><text:span text:style-name="T22">python</text:span><text:span text:style-name="T19"> </text:span><text:span text:style-name="T22">script</text:span><text:span text:style-name="T19">. </text:span></text:p>
            </table:table-cell>
          </table:table-row>
          <table:table-row table:style-name="Table1.12">
            <table:table-cell table:style-name="Table1.A4" office:value-type="string">
              <text:p text:style-name="P46"/>
            </table:table-cell>
            <table:table-cell table:style-name="Table1.A4" office:value-type="string">
              <text:p text:style-name="P99">Every <text:span text:style-name="T2">Python</text:span> <text:span text:style-name="T2">code</text:span> in a <text:span text:style-name="T2">file</text:span> can be run in two ways: </text:p>
              <text:list xml:id="list1184083420764531485" text:style-name="L5">
                <text:list-item>
                  <text:p text:style-name="P100">Either as an independent <text:span text:style-name="T2">stand</text:span>-<text:span text:style-name="T2">alone</text:span> <text:span text:style-name="T2">script</text:span> or </text:p>
                </text:list-item>
                <text:list-item>
                  <text:p text:style-name="P102"><text:span text:style-name="T60">A</text:span>s a <text:span text:style-name="T2">Python</text:span> <text:span text:style-name="T2">module</text:span> which can be <text:span text:style-name="T2">imported</text:span> by other <text:span text:style-name="T2">Python</text:span> <text:span text:style-name="T2">scripts</text:span> or <text:span text:style-name="T2">modules</text:span>. </text:p>
                </text:list-item>
              </text:list>
            </table:table-cell>
          </table:table-row>
          <table:table-row table:style-name="Table1.12">
            <table:table-cell table:style-name="Table1.A4" office:value-type="string">
              <text:p text:style-name="P36">Highlight the if block in the file <text:span text:style-name="T2">gcd_script.py</text:span></text:p>
            </table:table-cell>
            <table:table-cell table:style-name="Table1.A4" office:value-type="string">
              <text:p text:style-name="P98"><text:span text:style-name="Teletype"><text:span text:style-name="T24">T</text:span></text:span><text:span text:style-name="Teletype"><text:span text:style-name="T23">he</text:span></text:span><text:span text:style-name="Teletype"><text:span text:style-name="T25"> idiom </text:span></text:span></text:p>
              <text:p text:style-name="P13"><text:span text:style-name="T2">if <text:s/>__name__ == '__main__':</text:span> </text:p>
              <text:p text:style-name="P13">is run as a <text:span text:style-name="T2">stand</text:span>-<text:span text:style-name="T2">alone</text:span> <text:span text:style-name="T2">script. </text:span></text:p>
              <text:p text:style-name="P13"><text:span text:style-name="T58">T</text:span>he control of the program first starts from the code that is within <text:span text:style-name="T2">if</text:span> <text:span text:style-name="T2">block</text:span>. </text:p>
              <text:p text:style-name="P13"><text:span text:style-name="T59">Then t</text:span>he <text:span text:style-name="T2">control</text:span> is transferred to other parts of the <text:span text:style-name="T2">program</text:span> or to other <text:span text:style-name="T2">modules</text:span> from here. </text:p>
              <text:p text:style-name="P75">This <text:span text:style-name="T57">allows us</text:span> <text:span text:style-name="T2">test</text:span> our <text:span text:style-name="T2">modules</text:span> individually. </text:p>
            </table:table-cell>
          </table:table-row>
          <table:table-row>
            <table:table-cell table:style-name="Table1.A4" office:value-type="string">
              <text:p text:style-name="P49">Show Slide</text:p>
              <text:p text:style-name="P6"><text:soft-page-break/>Summary slide </text:p>
              <text:p text:style-name="P49"/>
            </table:table-cell>
            <table:table-cell table:style-name="Table1.A4" office:value-type="string">
              <text:p text:style-name="P38"><text:span text:style-name="T26">This brings us to the end of this tutorial. In this tutorial, we have </text:span><text:soft-page-break/><text:span text:style-name="T26">learn</text:span><text:span text:style-name="T27">ed</text:span><text:span text:style-name="T26"> to,</text:span> </text:p>
              <text:p text:style-name="P38"/>
              <text:list xml:id="list7865288858965246586" text:style-name="L6">
                <text:list-item>
                  <text:p text:style-name="P108">Know what happens when we import a module. </text:p>
                </text:list-item>
                <text:list-item text:style-override="L7">
                  <text:p text:style-name="P115">Use a script as a module. </text:p>
                </text:list-item>
                <text:list-item text:style-override="L7">
                  <text:p text:style-name="P112"><text:span text:style-name="T19">Write test functions using the </text:span><text:span text:style-name="Teletype"><text:span text:style-name="T19">__name__</text:span></text:span><text:span text:style-name="T19"> idiom. <text:s/>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7">Show Slide</text:p>
              <text:p text:style-name="P6"><text:span text:style-name="T38">Evaluation</text:span> </text:p>
              <text:p text:style-name="P71"/>
            </table:table-cell>
            <table:table-cell table:style-name="Table1.A4" office:value-type="string">
              <text:p text:style-name="P57">Here are some self assessment questions for you to solve </text:p>
              <text:list xml:id="list4481307908552193303" text:style-name="L8">
                <text:list-item>
                  <text:p text:style-name="P106"><text:span text:style-name="T26">Which of the following variables contains the locations to search for</text:span><text:span text:style-name="T1"> </text:span>python modules </text:p>
                </text:list-item>
              </text:list>
              <text:list xml:id="list7259342500343775367" text:style-name="L9">
                <text:list-item>
                  <text:list>
                    <text:list-item>
                      <text:p text:style-name="P116">sys.pythonpath </text:p>
                    </text:list-item>
                    <text:list-item>
                      <text:p text:style-name="P116">sys.path </text:p>
                    </text:list-item>
                    <text:list-item>
                      <text:p text:style-name="P116">os.pythonpath </text:p>
                    </text:list-item>
                    <text:list-item>
                      <text:p text:style-name="P109">os.path </text:p>
                    </text:list-item>
                  </text:list>
                </text:list-item>
              </text:list>
              <text:list xml:id="list210201208453660" text:continue-list="list4481307908552193303" text:style-name="L8">
                <text:list-item>
                  <text:p text:style-name="P110">A module should contain only <text:span text:style-name="T52">one </text:span>function. - True - False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49"/>
              <text:p text:style-name="P49">Show Slide</text:p>
              <text:p text:style-name="P49"/>
              <text:p text:style-name="P6">Solutions </text:p>
              <text:p text:style-name="P64"/>
            </table:table-cell>
            <table:table-cell table:style-name="Table1.A4" office:value-type="string">
              <text:p text:style-name="P80"><text:span text:style-name="T26">And the answers,</text:span><text:span text:style-name="T2"> </text:span></text:p>
              <text:list xml:id="list1685817681888701122" text:style-name="L10">
                <text:list-item>
                  <text:p text:style-name="P117"><text:span text:style-name="Teletype"><text:span text:style-name="T12">sys.path</text:span></text:span><text:span text:style-name="T12"> contains the locations to search for python modules. </text:span></text:p>
                </text:list-item>
                <text:list-item text:style-override="L11">
                  <text:p text:style-name="P111">False. A module can contain a wide range of functions. </text:p>
                </text:list-item>
              </text:list>
            </table:table-cell>
          </table:table-row>
          <table:table-row>
            <table:table-cell table:style-name="Table1.A8" office:value-type="string">
              <text:p text:style-name="P81">Show Slide</text:p>
              <text:p text:style-name="P81">Forum </text:p>
            </table:table-cell>
            <table:table-cell table:style-name="Table1.A8" office:value-type="string">
              <text:p text:style-name="P87">Please post your <text:span text:style-name="T64">timed </text:span>queries <text:span text:style-name="T64">i</text:span>n this forum.</text:p>
            </table:table-cell>
          </table:table-row>
          <table:table-row>
            <table:table-cell table:style-name="Table1.A8" office:value-type="string">
              <text:p text:style-name="P82">Show Slide</text:p>
              <text:p text:style-name="P82"><text:span text:style-name="T37">Fossee </text:span>Forum </text:p>
            </table:table-cell>
            <table:table-cell table:style-name="Table1.A8" office:value-type="string">
              <text:p text:style-name="P88"><text:span text:style-name="T64">Please post your general queries</text:span> <text:span text:style-name="T62">on</text:span> Python <text:span text:style-name="T64">in</text:span> this <text:span text:style-name="T63">forum</text:span>.</text:p>
            </table:table-cell>
          </table:table-row>
          <table:table-row>
            <table:table-cell table:style-name="Table1.A8" office:value-type="string">
              <text:p text:style-name="P81">Show Slide </text:p>
              <text:p text:style-name="P81">Textbook Companion </text:p>
            </table:table-cell>
            <table:table-cell table:style-name="Table1.A8" office:value-type="string">
              <text:p text:style-name="P89">FOSSEE team coordinates <text:span text:style-name="T64">the </text:span>TBC project.</text:p>
            </table:table-cell>
          </table:table-row>
          <table:table-row table:style-name="Table1.31">
            <table:table-cell table:style-name="Table1.A8" office:value-type="string">
              <text:p text:style-name="P81">Show Slide</text:p>
              <text:p text:style-name="P81">Acknowledgement </text:p>
            </table:table-cell>
            <table:table-cell table:style-name="Table1.A8" office:value-type="string">
              <text:p text:style-name="P90">Spoken Tutorial Project is funded by NMEICT, MHRD, Govt. of India.</text:p>
              <text:p text:style-name="P14">For more details, visit this website.</text:p>
            </table:table-cell>
          </table:table-row>
          <table:table-row table:style-name="Table1.31">
            <table:table-cell table:style-name="Table1.A8" office:value-type="string">
              <text:p text:style-name="P83">Show Slide</text:p>
              <text:p text:style-name="P83">Thank You</text:p>
            </table:table-cell>
            <table:table-cell table:style-name="Table1.A8" office:value-type="string">
              <text:p text:style-name="P84"/>
              <text:p text:style-name="P78">This is _________ from IIT Bombay signing off.</text:p>
              <text:p text:style-name="P91">Thank you.</text:p>
              <text:p text:style-name="P88"/>
            </table:table-cell>
          </table:table-row>
        </table:table>
        <text:section text:style-name="Sect1" text:name="ContributionCredits">
          <text:h text:style-name="P79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02-16T21:02:00.123000000</dc:date>
    <meta:editing-duration>P2DT3H5M30S</meta:editing-duration>
    <meta:editing-cycles>2225</meta:editing-cycles>
    <meta:generator>LibreOffice/5.0.3.2$Windows_x86 LibreOffice_project/e5f16313668ac592c1bfb310f4390624e3dbfb75</meta:generator>
    <dc:creator>aditya p </dc:creator>
    <meta:document-statistic meta:table-count="1" meta:image-count="0" meta:object-count="0" meta:page-count="4" meta:paragraph-count="162" meta:word-count="971" meta:character-count="5563" meta:non-whitespace-character-count="4669"/>
  </office:meta>
</office:document-meta>
</file>